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4.3125in" fo:margin-left="1.275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2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8pt" fo:font-weight="bold" officeooo:rsid="0004f618" officeooo:paragraph-rsid="0004f618" style:font-size-asian="128pt" style:font-weight-asian="bold" style:font-size-complex="12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6pt" fo:font-weight="bold" officeooo:rsid="0004f618" officeooo:paragraph-rsid="0004f618" style:font-size-asian="116pt" style:font-weight-asian="bold" style:font-size-complex="116pt" style:font-weight-complex="bold"/>
    </style:style>
    <style:style style:name="T1" style:family="text">
      <style:text-properties officeooo:rsid="000660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1<text:span text:style-name="T1">K</text:span></text:p>
          </table:table-cell>
          <table:table-cell table:style-name="Table1.B1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B2" office:value-type="string">
            <text:p text:style-name="P1">4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B2" office:value-type="string">
            <text:p text:style-name="P1">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23:12:52.795796603</meta:creation-date>
    <meta:print-date>2015-05-29T23:15:17.758596266</meta:print-date>
    <dc:date>2016-05-27T11:32:20.899115031</dc:date>
    <meta:editing-duration>PT8H13M3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6" meta:word-count="6" meta:character-count="7" meta:non-whitespace-character-count="7"/>
  </office:meta>
</office:document-meta>
</file>